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68898A79197075DDA4.png" manifest:media-type="image/png"/>
  <manifest:file-entry manifest:full-path="Pictures/100028990000675A00004E936AB593F99605F815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694cm" svg:height="17.253cm" svg:x="1.882cm" svg:y="1.431cm">
          <draw:image xlink:href="Pictures/100028990000675A00004E936AB593F99605F815.svg" xlink:type="simple" xlink:show="embed" xlink:actuate="onLoad" draw:mime-type="image/svg+xml">
            <text:p/>
          </draw:image>
          <draw:image xlink:href="Pictures/100000010000032B00000268898A79197075DDA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56cm" fo:margin-bottom="0.956cm" fo:margin-left="0.956cm" fo:margin-right="0.956cm" fo:page-width="26.458cm" fo:page-height="20.1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5.2$Windows_x86 LibreOffice_project/ca8fe7424262805f223b9a2334bc7181abbcbf5e</meta:generator>
    <dc:date>2023-10-17T21:03:00.941000000</dc:date>
    <meta:editing-duration>PT6M37S</meta:editing-duration>
    <meta:editing-cycles>1</meta:editing-cycles>
    <meta:document-statistic meta:object-count="1"/>
  </office:meta>
</office:document-meta>
</file>